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11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12" style:parent-style-name="Graphics">
      <style:graphic-properties draw:fill="none" draw:stroke="non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9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0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4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6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7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8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9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1104" draw:master-page-name="Master2-Layout7-blank-Vide" presentation:presentation-page-layout-name="Master2-PPL7" draw:id="Slide-256">
        <draw:frame draw:id="id148" presentation:style-name="a1110" draw:name="Titre 1" svg:x="0.55118in" svg:y="0.55984in" svg:width="9.92087in" svg:height="1.03504in" presentation:class="title" presentation:placeholder="false">
          <draw:text-box>
            <text:p text:style-name="a1109" text:class-names="" text:cond-style-name=""><text:span text:style-name="a1105" text:class-names="">Comment une IA</text:span><text:span text:style-name="a1106" text:class-names="">,<text:s text:c="1"/></text:span><text:span text:style-name="a1107" text:class-names="">ça<text:s text:c="1"/></text:span><text:span text:style-name="a1108" text:class-names="">joue mieux que toi ?</text:span></text:p>
          </draw:text-box>
          <svg:title/>
          <svg:desc/>
        </draw:frame>
        <draw:frame draw:id="id149" draw:style-name="a1111" draw:name="Image 2" svg:x="3.34646in" svg:y="2.1748in" svg:width="4.36299in" svg:height="3.33701in" style:rel-width="scale" style:rel-height="scale">
          <draw:image xlink:href="media/image1.png" xlink:type="simple" xlink:show="embed" xlink:actuate="onLoad"/>
          <svg:title/>
          <svg:desc/>
        </draw:frame>
        <draw:frame draw:id="id150" draw:style-name="a1112" draw:transform="translate(-0.13308in -0.03934in) rotate(-5.71841) translate(9.80442in 1.26885in)" draw:name="Image 6" svg:width="0.26615in" svg:height="0.07867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118">
          <draw:frame draw:id="id151" draw:style-name="a1115" draw:name="Espace réservé du numéro de diapositive 6" svg:x="4.67953in" svg:y="11.10827in" svg:width="3.5878in" svg:height="0.58425in">
            <draw:text-box>
              <text:p text:style-name="a1114" text:class-names="" text:cond-style-name=""><text:span text:style-name="a1113" text:class-names=""><text:page-number style:num-format="1" text:fixed="false">1</text:page-number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152" presentation:style-name="a1116" draw:name="Espace réservé de l'image des diapositives 1">
            <svg:title/>
            <svg:desc/>
          </draw:page-thumbnail>
          <draw:frame draw:id="id153" presentation:style-name="a111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119" draw:master-page-name="Master2-Layout7-blank-Vide" presentation:presentation-page-layout-name="Master2-PPL7" draw:id="Slide-257">
        <draw:frame draw:id="id154" presentation:style-name="a1122" draw:name="Titre 1" svg:x="0.59055in" svg:y="2.3622in" svg:width="9.84252in" svg:height="1.1811in" presentation:class="title" presentation:placeholder="false">
          <draw:text-box>
            <text:p text:style-name="a1121" text:class-names="" text:cond-style-name=""><text:span text:style-name="a1120" text:class-names="">L’algorithme NEAT</text:span></text:p>
          </draw:text-box>
          <svg:title/>
          <svg:desc/>
        </draw:frame>
        <presentation:notes draw:style-name="a1128">
          <draw:frame draw:id="id155" draw:style-name="a1125" draw:name="Espace réservé du numéro de diapositive 6" svg:x="4.67953in" svg:y="11.10827in" svg:width="3.5878in" svg:height="0.58425in">
            <draw:text-box>
              <text:p text:style-name="a1124" text:class-names="" text:cond-style-name=""><text:span text:style-name="a1123" text:class-names=""><text:page-number style:num-format="1" text:fixed="false">2</text:page-number></text:span></text:p>
            </draw:text-box>
            <svg:title/>
            <svg:desc/>
          </draw:frame>
          <draw:page-thumbnail draw:page-number="2" svg:x="0.23785in" svg:y="0.88889in" svg:width="7.78993in" svg:height="4.38368in" presentation:class="page" draw:id="id156" presentation:style-name="a1126" draw:name="Espace réservé de l'image des diapositives 1">
            <svg:title/>
            <svg:desc/>
          </draw:page-thumbnail>
          <draw:frame draw:id="id157" presentation:style-name="a112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129" draw:master-page-name="Master2-Layout7-blank-Vide" presentation:presentation-page-layout-name="Master2-PPL7" draw:id="Slide-258">
        <draw:frame draw:id="id158" presentation:style-name="a1132" draw:name="Titre 1" svg:x="0.59055in" svg:y="2.3622in" svg:width="9.84252in" svg:height="1.1811in" presentation:class="title" presentation:placeholder="false">
          <draw:text-box>
            <text:p text:style-name="a1131" text:class-names="" text:cond-style-name=""><text:span text:style-name="a1130" text:class-names="">Le QLearning</text:span></text:p>
          </draw:text-box>
          <svg:title/>
          <svg:desc/>
        </draw:frame>
        <presentation:notes draw:style-name="a1138">
          <draw:frame draw:id="id159" draw:style-name="a1135" draw:name="Espace réservé du numéro de diapositive 6" svg:x="4.67953in" svg:y="11.10827in" svg:width="3.5878in" svg:height="0.58425in">
            <draw:text-box>
              <text:p text:style-name="a1134" text:class-names="" text:cond-style-name=""><text:span text:style-name="a1133" text:class-names=""><text:page-number style:num-format="1" text:fixed="false">3</text:page-number></text:span></text:p>
            </draw:text-box>
            <svg:title/>
            <svg:desc/>
          </draw:frame>
          <draw:page-thumbnail draw:page-number="3" svg:x="0.23785in" svg:y="0.88889in" svg:width="7.78993in" svg:height="4.38368in" presentation:class="page" draw:id="id160" presentation:style-name="a1136" draw:name="Espace réservé de l'image des diapositives 1">
            <svg:title/>
            <svg:desc/>
          </draw:page-thumbnail>
          <draw:frame draw:id="id161" presentation:style-name="a113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</style:presentation-page-layout>
    <style:presentation-page-layout style:name="Master2-PPL2" style:display-name="Titre et contenu">
      <presentation:placeholder presentation:object="title" svg:x="0in" svg:y="1.77165in" svg:width="9.84252in" svg:height="1.1811in"/>
      <presentation:placeholder presentation:object="object" svg:x="0.3937in" svg:y="3.14961in" svg:width="10.23622in" svg:height="1.77165in"/>
    </style:presentation-page-layout>
    <style:presentation-page-layout style:name="Master2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</style:presentation-page-layout>
    <style:presentation-page-layout style:name="Master2-PPL4" style:display-name="Deux contenus">
      <presentation:placeholder presentation:object="title" svg:x="0in" svg:y="1.77165in" svg:width="9.84252in" svg:height="1.1811in"/>
      <presentation:placeholder presentation:object="object" svg:x="0.3941in" svg:y="3.14931in" svg:width="5.03472in" svg:height="1.77257in"/>
      <presentation:placeholder presentation:object="object" svg:x="5.59549in" svg:y="3.14931in" svg:width="5.03472in" svg:height="1.77257in"/>
    </style:presentation-page-layout>
    <style:presentation-page-layout style:name="Master2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</style:presentation-page-layout>
    <style:presentation-page-layout style:name="Master2-PPL6" style:display-name="Titre seul">
      <presentation:placeholder presentation:object="title" svg:x="0in" svg:y="1.77165in" svg:width="9.84252in" svg:height="1.1811in"/>
    </style:presentation-page-layout>
    <style:presentation-page-layout style:name="Master2-PPL7" style:display-name="Vide"/>
    <style:presentation-page-layout style:name="Master2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</style:presentation-page-layout>
    <style:presentation-page-layout style:name="Master2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</style:presentation-page-layout>
    <style:presentation-page-layout style:name="Master2-PPL10" style:display-name="Titre et texte vertical">
      <presentation:placeholder presentation:object="title" svg:x="0in" svg:y="1.77165in" svg:width="9.84252in" svg:height="1.1811in"/>
      <presentation:placeholder presentation:object="outline" svg:x="0.3937in" svg:y="3.14961in" svg:width="10.23622in" svg:height="1.77165in"/>
    </style:presentation-page-layout>
    <style:presentation-page-layout style:name="Master2-PPL11" style:display-name="Titre vertical et texte">
      <presentation:placeholder presentation:object="title" svg:x="7.97396in" svg:y="1.77083in" svg:width="2.65625in" svg:height="3.15104in"/>
      <presentation:placeholder presentation:object="outline" svg:x="0in" svg:y="1.77083in" svg:width="7.80729in" svg:height="3.1510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non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9">
      <style:graphic-properties draw:fill="none" draw:stroke="non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29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86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4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8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presentation" style:name="a299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11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5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2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4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09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2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draw:fill="none" draw:stroke="non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71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4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draw:fill="none" draw:stroke="none"/>
    </style:style>
    <style:style style:family="paragraph" style:name="a7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60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6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draw:fill="none" draw:stroke="none"/>
    </style:style>
    <style:style style:family="graphic" style:name="a666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5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4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draw:fill="none" draw:stroke="non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draw:fill="none" draw:stroke="non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31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0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34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drawing-page" style:name="a759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3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paragraph" style:name="a6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2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84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draw:fill="none" draw:stroke="non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023">
      <style:graphic-properties draw:fill="none" draw:stroke="non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98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8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draw:fill="none" draw:stroke="none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5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presentation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0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9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7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9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draw:fill="none" draw:stroke="none"/>
    </style:style>
    <style:style style:family="graphic" style:name="a95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54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6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3">
      <style:graphic-properties draw:fill="none" draw:stroke="non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99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9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073">
      <style:graphic-properties draw:fill="none" draw:stroke="non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0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1">
      <style:graphic-properties draw:fill="none" draw:stroke="non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2-Blue_Curve" style:page-layout-name="pageLayout1" draw:style-name="a521">
      <draw:custom-shape svg:x="0in" svg:y="4.92126in" svg:width="11.02362in" svg:height="1.27953in" draw:id="id69" draw:style-name="a524" draw:name="Forme libre : forme 1">
        <svg:title/>
        <svg:desc/>
        <text:p text:style-name="a523" text:class-names="" text:cond-style-name=""><text:span text:style-name="a522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70" presentation:style-name="a527" draw:name="Espace réservé du titre 2" svg:x="0in" svg:y="1.77165in" svg:width="9.84252in" svg:height="1.1811in" presentation:class="titl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43" draw:name="Espace réservé du texte 3" svg:x="0.3937in" svg:y="3.14961in" svg:width="10.23622in" svg:height="1.77165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quez pour modifier les styles du texte du masque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Deuxième niveau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list text:style-name="a542">
                            <text:list-item>
                              <text:p text:style-name="a541" text:class-names="" text:cond-style-name=""><text:span text:style-name="a54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draw:style-name="a546" draw:name="ZoneTexte 4" svg:x="0.3937in" svg:y="5.70866in" svg:width="2.55906in" svg:height="0.3937in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3" draw:style-name="a549" draw:name="ZoneTexte 5" svg:x="3.74016in" svg:y="5.70866in" svg:width="3.54331in" svg:height="0.3937in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74" draw:style-name="a553" draw:name="ZoneTexte 6" svg:x="8.07087in" svg:y="5.70866in" svg:width="2.55906in" svg:height="0.3937in">
        <draw:text-box>
          <text:p text:style-name="a552" text:class-names="" text:cond-style-name=""><text:span text:style-name="a550" text:class-names=""><text:page-number style:num-format="1" text:fixed="false">‹N°›</text:page-number></text:span><text:span text:style-name="a551" text:class-names=""/></text:p>
        </draw:text-box>
        <svg:title/>
        <svg:desc/>
      </draw:frame>
      <presentation:notes style:page-layout-name="pageLayout2" draw:style-name="a570">
        <draw:page-thumbnail svg:x="0.23622in" svg:y="0.88858in" svg:width="7.79449in" svg:height="4.38425in" presentation:class="page" draw:id="id5" presentation:style-name="a554" draw:name="Espace réservé de l'image des diapositives 1">
          <svg:title/>
          <svg:desc/>
        </draw:page-thumbnail>
        <draw:frame draw:id="id6" presentation:style-name="a557" draw:name="Espace réservé des notes 2" svg:x="0.82677in" svg:y="5.55394in" svg:width="6.61378in" svg:height="5.26142in" presentation:class="notes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7" presentation:style-name="a560" draw:name="Espace réservé de l'en-tête 3" svg:x="0in" svg:y="0in" svg:width="3.5878in" svg:height="0.58425in" presentation:class="header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8" presentation:style-name="a563" draw:name="Espace réservé de la date 4" svg:x="4.67953in" svg:y="0in" svg:width="3.5878in" svg:height="0.58425in" presentation:class="date-time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9" presentation:style-name="a566" draw:name="Espace réservé du pied de page 5" svg:x="0in" svg:y="11.10827in" svg:width="3.5878in" svg:height="0.58425in" presentation:class="foot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10" presentation:style-name="a569" draw:name="Espace réservé du numéro de diapositive 6" svg:x="4.67953in" svg:y="11.10827in" svg:width="3.5878in" svg:height="0.58425in" presentation:class="page-number" presentation:placeholder="false">
          <draw:text-box>
            <text:p text:style-name="a568" text:class-names="" text:cond-style-name=""><text:span text:style-name="a567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2-Layout1-title-Diapositive-de-titre" style:page-layout-name="pageLayout1" draw:style-name="a571">
      <draw:custom-shape svg:x="0in" svg:y="4.92126in" svg:width="11.02362in" svg:height="1.27953in" draw:id="id75" draw:layer="Master2-bg" draw:style-name="a574" draw:name="Forme libre : forme 3">
        <svg:title/>
        <svg:desc/>
        <text:p text:style-name="a573" text:class-names="" text:cond-style-name=""><text:span text:style-name="a572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76" draw:layer="Master2-bg" draw:style-name="a577" draw:name="ZoneTexte 4" svg:x="0.3937in" svg:y="5.70866in" svg:width="2.55906in" svg:height="0.3937in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77" draw:layer="Master2-bg" draw:style-name="a580" draw:name="ZoneTexte 5" svg:x="3.74016in" svg:y="5.70866in" svg:width="3.54331in" svg:height="0.3937in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78" draw:layer="Master2-bg" draw:style-name="a584" draw:name="ZoneTexte 6" svg:x="8.07087in" svg:y="5.70866in" svg:width="2.55906in" svg:height="0.3937in">
        <draw:text-box>
          <text:p text:style-name="a583" text:class-names="" text:cond-style-name=""><text:span text:style-name="a581" text:class-names=""><text:page-number style:num-format="1" text:fixed="false">‹N°›</text:page-number></text:span><text:span text:style-name="a582" text:class-names=""/></text:p>
        </draw:text-box>
        <svg:title/>
        <svg:desc/>
      </draw:frame>
      <draw:frame draw:id="id79" presentation:style-name="a587" draw:name="Titre 1" svg:x="1.37847in" svg:y="1.01563in" svg:width="8.26736in" svg:height="2.15799in" presentation:class="title" presentation:placeholder="false">
        <draw:text-box>
          <text:p text:style-name="a586" text:class-names="" text:cond-style-name=""><text:span text:style-name="a585" text:class-names="">Modifiez le style du titre</text:span></text:p>
        </draw:text-box>
        <svg:title/>
        <svg:desc/>
      </draw:frame>
      <draw:frame draw:id="id80" presentation:style-name="a590" draw:name="Sous-titre 2" svg:x="1.37847in" svg:y="3.25694in" svg:width="8.26736in" svg:height="1.49826in" presentation:class="subtitle" presentation:placeholder="false">
        <draw:text-box>
          <text:p text:style-name="a589" text:class-names="" text:cond-style-name=""><text:span text:style-name="a588" text:class-names="">Modifiez le style des sous-titres du masque</text:span></text:p>
        </draw:text-box>
        <svg:title/>
        <svg:desc/>
      </draw:frame>
      <presentation:notes style:page-layout-name="pageLayout2" draw:style-name="a607">
        <draw:page-thumbnail svg:x="0.23622in" svg:y="0.88858in" svg:width="7.79449in" svg:height="4.38425in" presentation:class="page" draw:id="id5" presentation:style-name="a591" draw:name="Espace réservé de l'image des diapositives 1">
          <svg:title/>
          <svg:desc/>
        </draw:page-thumbnail>
        <draw:frame draw:id="id6" presentation:style-name="a594" draw:name="Espace réservé des notes 2" svg:x="0.82677in" svg:y="5.55394in" svg:width="6.61378in" svg:height="5.26142in" presentation:class="notes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7" presentation:style-name="a597" draw:name="Espace réservé de l'en-tête 3" svg:x="0in" svg:y="0in" svg:width="3.5878in" svg:height="0.58425in" presentation:class="head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8" presentation:style-name="a600" draw:name="Espace réservé de la date 4" svg:x="4.67953in" svg:y="0in" svg:width="3.5878in" svg:height="0.58425in" presentation:class="date-time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9" presentation:style-name="a603" draw:name="Espace réservé du pied de page 5" svg:x="0in" svg:y="11.10827in" svg:width="3.5878in" svg:height="0.58425in" presentation:class="foot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10" presentation:style-name="a606" draw:name="Espace réservé du numéro de diapositive 6" svg:x="4.67953in" svg:y="11.10827in" svg:width="3.5878in" svg:height="0.58425in" presentation:class="page-number" presentation:placeholder="false">
          <draw:text-box>
            <text:p text:style-name="a605" text:class-names="" text:cond-style-name=""><text:span text:style-name="a604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2-Layout2-obj-Titre-et-contenu" style:page-layout-name="pageLayout1" draw:style-name="a608">
      <draw:custom-shape svg:x="0in" svg:y="4.92126in" svg:width="11.02362in" svg:height="1.27953in" draw:id="id81" draw:layer="Master2-bg" draw:style-name="a611" draw:name="Forme libre : forme 3">
        <svg:title/>
        <svg:desc/>
        <text:p text:style-name="a610" text:class-names="" text:cond-style-name=""><text:span text:style-name="a609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82" draw:layer="Master2-bg" draw:style-name="a614" draw:name="ZoneTexte 4" svg:x="0.3937in" svg:y="5.70866in" svg:width="2.55906in" svg:height="0.3937in">
        <draw:text-box>
          <text:p text:style-name="a613" text:class-names="" text:cond-style-name=""><text:span text:style-name="a612" text:class-names=""/></text:p>
        </draw:text-box>
        <svg:title/>
        <svg:desc/>
      </draw:frame>
      <draw:frame draw:id="id83" draw:layer="Master2-bg" draw:style-name="a617" draw:name="ZoneTexte 5" svg:x="3.74016in" svg:y="5.70866in" svg:width="3.54331in" svg:height="0.3937in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84" draw:layer="Master2-bg" draw:style-name="a621" draw:name="ZoneTexte 6" svg:x="8.07087in" svg:y="5.70866in" svg:width="2.55906in" svg:height="0.3937in">
        <draw:text-box>
          <text:p text:style-name="a620" text:class-names="" text:cond-style-name=""><text:span text:style-name="a618" text:class-names=""><text:page-number style:num-format="1" text:fixed="false">‹N°›</text:page-number></text:span><text:span text:style-name="a619" text:class-names=""/></text:p>
        </draw:text-box>
        <svg:title/>
        <svg:desc/>
      </draw:frame>
      <draw:frame draw:id="id85" presentation:style-name="a624" draw:name="Titre 1" svg:x="0in" svg:y="1.77165in" svg:width="9.84252in" svg:height="1.1811in" presentation:class="title" presentation:placeholder="false">
        <draw:text-box>
          <text:p text:style-name="a623" text:class-names="" text:cond-style-name=""><text:span text:style-name="a622" text:class-names="">Modifiez le style du titre</text:span></text:p>
        </draw:text-box>
        <svg:title/>
        <svg:desc/>
      </draw:frame>
      <draw:frame draw:id="id86" presentation:style-name="a639" draw:name="Espace réservé du contenu 2" svg:x="0.3937in" svg:y="3.14961in" svg:width="10.23622in" svg:height="1.77165in" presentation:class="object" presentation:placeholder="false">
        <draw:text-box>
          <text:p text:style-name="a626" text:class-names="" text:cond-style-name=""><text:span text:style-name="a625" text:class-names="">Cliquez pour modifier les styles du texte du masque</text:span></text:p>
          <text:list text:style-name="a629">
            <text:list-item>
              <text:list text:style-name="a629">
                <text:list-item>
                  <text:p text:style-name="a628" text:class-names="" text:cond-style-name=""><text:span text:style-name="a627" text:class-names="">Deuxième niveau</text:span></text:p>
                </text:list-item>
              </text:list>
            </text:list-item>
          </text:list>
          <text:list text:style-name="a632">
            <text:list-item>
              <text:list text:style-name="a632">
                <text:list-item>
                  <text:list text:style-name="a632">
                    <text:list-item>
                      <text:p text:style-name="a631" text:class-names="" text:cond-style-name=""><text:span text:style-name="a6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list text:style-name="a635">
                        <text:list-item>
                          <text:p text:style-name="a634" text:class-names="" text:cond-style-name=""><text:span text:style-name="a6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list text:style-name="a638">
                            <text:list-item>
                              <text:p text:style-name="a637" text:class-names="" text:cond-style-name=""><text:span text:style-name="a6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56">
        <draw:page-thumbnail svg:x="0.23622in" svg:y="0.88858in" svg:width="7.79449in" svg:height="4.38425in" presentation:class="page" draw:id="id5" presentation:style-name="a640" draw:name="Espace réservé de l'image des diapositives 1">
          <svg:title/>
          <svg:desc/>
        </draw:page-thumbnail>
        <draw:frame draw:id="id6" presentation:style-name="a643" draw:name="Espace réservé des notes 2" svg:x="0.82677in" svg:y="5.55394in" svg:width="6.61378in" svg:height="5.26142in" presentation:class="notes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7" presentation:style-name="a646" draw:name="Espace réservé de l'en-tête 3" svg:x="0in" svg:y="0in" svg:width="3.5878in" svg:height="0.58425in" presentation:class="head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8" presentation:style-name="a649" draw:name="Espace réservé de la date 4" svg:x="4.67953in" svg:y="0in" svg:width="3.5878in" svg:height="0.58425in" presentation:class="date-time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9" presentation:style-name="a652" draw:name="Espace réservé du pied de page 5" svg:x="0in" svg:y="11.10827in" svg:width="3.5878in" svg:height="0.58425in" presentation:class="foot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0" presentation:style-name="a655" draw:name="Espace réservé du numéro de diapositive 6" svg:x="4.67953in" svg:y="11.10827in" svg:width="3.5878in" svg:height="0.58425in" presentation:class="page-number" presentation:placeholder="false">
          <draw:text-box>
            <text:p text:style-name="a654" text:class-names="" text:cond-style-name=""><text:span text:style-name="a653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2-Layout3-secHead-Titre-de-section" style:page-layout-name="pageLayout1" draw:style-name="a657">
      <draw:custom-shape svg:x="0in" svg:y="4.92126in" svg:width="11.02362in" svg:height="1.27953in" draw:id="id87" draw:layer="Master2-bg" draw:style-name="a660" draw:name="Forme libre : forme 3">
        <svg:title/>
        <svg:desc/>
        <text:p text:style-name="a659" text:class-names="" text:cond-style-name=""><text:span text:style-name="a658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88" draw:layer="Master2-bg" draw:style-name="a663" draw:name="ZoneTexte 4" svg:x="0.3937in" svg:y="5.70866in" svg:width="2.55906in" svg:height="0.3937in">
        <draw:text-box>
          <text:p text:style-name="a662" text:class-names="" text:cond-style-name=""><text:span text:style-name="a661" text:class-names=""/></text:p>
        </draw:text-box>
        <svg:title/>
        <svg:desc/>
      </draw:frame>
      <draw:frame draw:id="id89" draw:layer="Master2-bg" draw:style-name="a666" draw:name="ZoneTexte 5" svg:x="3.74016in" svg:y="5.70866in" svg:width="3.54331in" svg:height="0.3937in">
        <draw:text-box>
          <text:p text:style-name="a665" text:class-names="" text:cond-style-name=""><text:span text:style-name="a664" text:class-names=""/></text:p>
        </draw:text-box>
        <svg:title/>
        <svg:desc/>
      </draw:frame>
      <draw:frame draw:id="id90" draw:layer="Master2-bg" draw:style-name="a670" draw:name="ZoneTexte 6" svg:x="8.07087in" svg:y="5.70866in" svg:width="2.55906in" svg:height="0.3937in">
        <draw:text-box>
          <text:p text:style-name="a669" text:class-names="" text:cond-style-name=""><text:span text:style-name="a667" text:class-names=""><text:page-number style:num-format="1" text:fixed="false">‹N°›</text:page-number></text:span><text:span text:style-name="a668" text:class-names=""/></text:p>
        </draw:text-box>
        <svg:title/>
        <svg:desc/>
      </draw:frame>
      <draw:frame draw:id="id91" presentation:style-name="a673" draw:name="Titre 1" svg:x="0.75174in" svg:y="1.54688in" svg:width="9.50868in" svg:height="2.57812in" presentation:class="title" presentation:placeholder="false">
        <draw:text-box>
          <text:p text:style-name="a672" text:class-names="" text:cond-style-name=""><text:span text:style-name="a671" text:class-names="">Modifiez le style du titre</text:span></text:p>
        </draw:text-box>
        <svg:title/>
        <svg:desc/>
      </draw:frame>
      <draw:frame draw:id="id92" presentation:style-name="a677" draw:name="Espace réservé du texte 2" svg:x="0.75174in" svg:y="4.14931in" svg:width="9.50868in" svg:height="1.35764in" presentation:class="outline" presentation:placeholder="false">
        <draw:text-box>
          <text:list text:style-name="a676">
            <text:list-item>
              <text:p text:style-name="a675" text:class-names="" text:cond-style-name=""><text:span text:style-name="a674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694">
        <draw:page-thumbnail svg:x="0.23622in" svg:y="0.88858in" svg:width="7.79449in" svg:height="4.38425in" presentation:class="page" draw:id="id5" presentation:style-name="a678" draw:name="Espace réservé de l'image des diapositives 1">
          <svg:title/>
          <svg:desc/>
        </draw:page-thumbnail>
        <draw:frame draw:id="id6" presentation:style-name="a681" draw:name="Espace réservé des notes 2" svg:x="0.82677in" svg:y="5.55394in" svg:width="6.61378in" svg:height="5.26142in" presentation:class="notes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7" presentation:style-name="a684" draw:name="Espace réservé de l'en-tête 3" svg:x="0in" svg:y="0in" svg:width="3.5878in" svg:height="0.58425in" presentation:class="head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8" presentation:style-name="a687" draw:name="Espace réservé de la date 4" svg:x="4.67953in" svg:y="0in" svg:width="3.5878in" svg:height="0.58425in" presentation:class="date-time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9" presentation:style-name="a690" draw:name="Espace réservé du pied de page 5" svg:x="0in" svg:y="11.10827in" svg:width="3.5878in" svg:height="0.58425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Espace réservé du numéro de diapositive 6" svg:x="4.67953in" svg:y="11.10827in" svg:width="3.5878in" svg:height="0.58425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2-Layout4-twoObj-Deux-contenus" style:page-layout-name="pageLayout1" draw:style-name="a695">
      <draw:custom-shape svg:x="0in" svg:y="4.92126in" svg:width="11.02362in" svg:height="1.27953in" draw:id="id93" draw:layer="Master2-bg" draw:style-name="a698" draw:name="Forme libre : forme 4">
        <svg:title/>
        <svg:desc/>
        <text:p text:style-name="a697" text:class-names="" text:cond-style-name=""><text:span text:style-name="a696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94" draw:layer="Master2-bg" draw:style-name="a701" draw:name="ZoneTexte 5" svg:x="0.3937in" svg:y="5.70866in" svg:width="2.55906in" svg:height="0.3937in">
        <draw:text-box>
          <text:p text:style-name="a700" text:class-names="" text:cond-style-name=""><text:span text:style-name="a699" text:class-names=""/></text:p>
        </draw:text-box>
        <svg:title/>
        <svg:desc/>
      </draw:frame>
      <draw:frame draw:id="id95" draw:layer="Master2-bg" draw:style-name="a704" draw:name="ZoneTexte 6" svg:x="3.74016in" svg:y="5.70866in" svg:width="3.54331in" svg:height="0.3937in">
        <draw:text-box>
          <text:p text:style-name="a703" text:class-names="" text:cond-style-name=""><text:span text:style-name="a702" text:class-names=""/></text:p>
        </draw:text-box>
        <svg:title/>
        <svg:desc/>
      </draw:frame>
      <draw:frame draw:id="id96" draw:layer="Master2-bg" draw:style-name="a708" draw:name="ZoneTexte 7" svg:x="8.07087in" svg:y="5.70866in" svg:width="2.55906in" svg:height="0.3937in">
        <draw:text-box>
          <text:p text:style-name="a707" text:class-names="" text:cond-style-name=""><text:span text:style-name="a705" text:class-names=""><text:page-number style:num-format="1" text:fixed="false">‹N°›</text:page-number></text:span><text:span text:style-name="a706" text:class-names=""/></text:p>
        </draw:text-box>
        <svg:title/>
        <svg:desc/>
      </draw:frame>
      <draw:frame draw:id="id97" presentation:style-name="a711" draw:name="Titre 1" svg:x="0in" svg:y="1.77165in" svg:width="9.84252in" svg:height="1.1811in" presentation:class="title" presentation:placeholder="false">
        <draw:text-box>
          <text:p text:style-name="a710" text:class-names="" text:cond-style-name=""><text:span text:style-name="a709" text:class-names="">Modifiez le style du titre</text:span></text:p>
        </draw:text-box>
        <svg:title/>
        <svg:desc/>
      </draw:frame>
      <draw:frame draw:id="id98" presentation:style-name="a726" draw:name="Espace réservé du contenu 2" svg:x="0.3941in" svg:y="3.14931in" svg:width="5.03472in" svg:height="1.77257in" presentation:class="object" presentation:placeholder="false">
        <draw:text-box>
          <text:p text:style-name="a713" text:class-names="" text:cond-style-name=""><text:span text:style-name="a712" text:class-names="">Cliquez pour modifier les styles du texte du masque</text:span></text:p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14" text:class-names="">Deuxième niveau</text:span></text:p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p text:style-name="a718" text:class-names="" text:cond-style-name=""><text:span text:style-name="a7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p text:style-name="a721" text:class-names="" text:cond-style-name=""><text:span text:style-name="a7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list text:style-name="a725">
                            <text:list-item>
                              <text:p text:style-name="a724" text:class-names="" text:cond-style-name=""><text:span text:style-name="a7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741" draw:name="Espace réservé du contenu 3" svg:x="5.59549in" svg:y="3.14931in" svg:width="5.03472in" svg:height="1.77257in" presentation:class="object" presentation:placeholder="false">
        <draw:text-box>
          <text:p text:style-name="a728" text:class-names="" text:cond-style-name=""><text:span text:style-name="a727" text:class-names="">Cliquez pour modifier les styles du texte du masque</text:span></text:p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Deuxième niveau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list text:style-name="a740">
                        <text:list-item>
                          <text:list text:style-name="a740">
                            <text:list-item>
                              <text:p text:style-name="a739" text:class-names="" text:cond-style-name=""><text:span text:style-name="a73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58">
        <draw:page-thumbnail svg:x="0.23622in" svg:y="0.88858in" svg:width="7.79449in" svg:height="4.38425in" presentation:class="page" draw:id="id5" presentation:style-name="a742" draw:name="Espace réservé de l'image des diapositives 1">
          <svg:title/>
          <svg:desc/>
        </draw:page-thumbnail>
        <draw:frame draw:id="id6" presentation:style-name="a745" draw:name="Espace réservé des notes 2" svg:x="0.82677in" svg:y="5.55394in" svg:width="6.61378in" svg:height="5.26142in" presentation:class="notes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7" presentation:style-name="a748" draw:name="Espace réservé de l'en-tête 3" svg:x="0in" svg:y="0in" svg:width="3.5878in" svg:height="0.58425in" presentation:class="head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8" presentation:style-name="a751" draw:name="Espace réservé de la date 4" svg:x="4.67953in" svg:y="0in" svg:width="3.5878in" svg:height="0.58425in" presentation:class="date-time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9" presentation:style-name="a754" draw:name="Espace réservé du pied de page 5" svg:x="0in" svg:y="11.10827in" svg:width="3.5878in" svg:height="0.58425in" presentation:class="foot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10" presentation:style-name="a757" draw:name="Espace réservé du numéro de diapositive 6" svg:x="4.67953in" svg:y="11.10827in" svg:width="3.5878in" svg:height="0.58425in" presentation:class="page-number" presentation:placeholder="false">
          <draw:text-box>
            <text:p text:style-name="a756" text:class-names="" text:cond-style-name=""><text:span text:style-name="a755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2-Layout5-twoTxTwoObj-Comparaison" style:page-layout-name="pageLayout1" draw:style-name="a759">
      <draw:custom-shape svg:x="0in" svg:y="4.92126in" svg:width="11.02362in" svg:height="1.27953in" draw:id="id100" draw:layer="Master2-bg" draw:style-name="a762" draw:name="Forme libre : forme 6">
        <svg:title/>
        <svg:desc/>
        <text:p text:style-name="a761" text:class-names="" text:cond-style-name=""><text:span text:style-name="a760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101" draw:layer="Master2-bg" draw:style-name="a765" draw:name="ZoneTexte 7" svg:x="0.3937in" svg:y="5.70866in" svg:width="2.55906in" svg:height="0.3937in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102" draw:layer="Master2-bg" draw:style-name="a768" draw:name="ZoneTexte 8" svg:x="3.74016in" svg:y="5.70866in" svg:width="3.54331in" svg:height="0.3937in">
        <draw:text-box>
          <text:p text:style-name="a767" text:class-names="" text:cond-style-name=""><text:span text:style-name="a766" text:class-names=""/></text:p>
        </draw:text-box>
        <svg:title/>
        <svg:desc/>
      </draw:frame>
      <draw:frame draw:id="id103" draw:layer="Master2-bg" draw:style-name="a772" draw:name="ZoneTexte 9" svg:x="8.07087in" svg:y="5.70866in" svg:width="2.55906in" svg:height="0.3937in">
        <draw:text-box>
          <text:p text:style-name="a771" text:class-names="" text:cond-style-name=""><text:span text:style-name="a769" text:class-names=""><text:page-number style:num-format="1" text:fixed="false">‹N°›</text:page-number></text:span><text:span text:style-name="a770" text:class-names=""/></text:p>
        </draw:text-box>
        <svg:title/>
        <svg:desc/>
      </draw:frame>
      <draw:frame draw:id="id104" presentation:style-name="a775" draw:name="Titre 1" svg:x="0.75868in" svg:y="0.32986in" svg:width="9.50868in" svg:height="1.19965in" presentation:class="title" presentation:placeholder="false">
        <draw:text-box>
          <text:p text:style-name="a774" text:class-names="" text:cond-style-name=""><text:span text:style-name="a773" text:class-names="">Modifiez le style du titre</text:span></text:p>
        </draw:text-box>
        <svg:title/>
        <svg:desc/>
      </draw:frame>
      <draw:frame draw:id="id105" presentation:style-name="a779" draw:name="Espace réservé du texte 2" svg:x="0.75868in" svg:y="1.52083in" svg:width="4.66493in" svg:height="0.74479in" presentation:class="outline" presentation:placeholder="false">
        <draw:text-box>
          <text:list text:style-name="a778">
            <text:list-item>
              <text:p text:style-name="a777" text:class-names="" text:cond-style-name=""><text:span text:style-name="a776" text:class-names="">Cliquez pour modifier les styles du texte du masque</text:span></text:p>
            </text:list-item>
          </text:list>
        </draw:text-box>
        <svg:title/>
        <svg:desc/>
      </draw:frame>
      <draw:frame draw:id="id106" presentation:style-name="a794" draw:name="Espace réservé du contenu 3" svg:x="0.75868in" svg:y="2.26563in" svg:width="4.66493in" svg:height="3.3316in" presentation:class="object" presentation:placeholder="false">
        <draw:text-box>
          <text:p text:style-name="a781" text:class-names="" text:cond-style-name=""><text:span text:style-name="a780" text:class-names="">Cliquez pour modifier les styles du texte du masque</text:span></text:p>
          <text:list text:style-name="a784">
            <text:list-item>
              <text:list text:style-name="a784">
                <text:list-item>
                  <text:p text:style-name="a783" text:class-names="" text:cond-style-name=""><text:span text:style-name="a782" text:class-names="">Deuxième niveau</text:span></text:p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p text:style-name="a786" text:class-names="" text:cond-style-name=""><text:span text:style-name="a7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p text:style-name="a789" text:class-names="" text:cond-style-name=""><text:span text:style-name="a7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list text:style-name="a793">
                            <text:list-item>
                              <text:p text:style-name="a792" text:class-names="" text:cond-style-name=""><text:span text:style-name="a7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798" draw:name="Espace réservé du texte 4" svg:x="5.5816in" svg:y="1.52083in" svg:width="4.68576in" svg:height="0.74479in" presentation:class="outline" presentation:placeholder="false">
        <draw:text-box>
          <text:list text:style-name="a797">
            <text:list-item>
              <text:p text:style-name="a796" text:class-names="" text:cond-style-name=""><text:span text:style-name="a795" text:class-names="">Cliquez pour modifier les styles du texte du masque</text:span></text:p>
            </text:list-item>
          </text:list>
        </draw:text-box>
        <svg:title/>
        <svg:desc/>
      </draw:frame>
      <draw:frame draw:id="id108" presentation:style-name="a813" draw:name="Espace réservé du contenu 5" svg:x="5.5816in" svg:y="2.26563in" svg:width="4.68576in" svg:height="3.3316in" presentation:class="object" presentation:placeholder="false">
        <draw:text-box>
          <text:p text:style-name="a800" text:class-names="" text:cond-style-name=""><text:span text:style-name="a799" text:class-names="">Cliquez pour modifier les styles du texte du masque</text:span></text:p>
          <text:list text:style-name="a803">
            <text:list-item>
              <text:list text:style-name="a803">
                <text:list-item>
                  <text:p text:style-name="a802" text:class-names="" text:cond-style-name=""><text:span text:style-name="a801" text:class-names="">Deuxième niveau</text:span></text:p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p text:style-name="a805" text:class-names="" text:cond-style-name=""><text:span text:style-name="a8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list text:style-name="a809">
                        <text:list-item>
                          <text:p text:style-name="a808" text:class-names="" text:cond-style-name=""><text:span text:style-name="a8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2">
            <text:list-item>
              <text:list text:style-name="a812">
                <text:list-item>
                  <text:list text:style-name="a812">
                    <text:list-item>
                      <text:list text:style-name="a812">
                        <text:list-item>
                          <text:list text:style-name="a812">
                            <text:list-item>
                              <text:p text:style-name="a811" text:class-names="" text:cond-style-name=""><text:span text:style-name="a81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30">
        <draw:page-thumbnail svg:x="0.23622in" svg:y="0.88858in" svg:width="7.79449in" svg:height="4.38425in" presentation:class="page" draw:id="id5" presentation:style-name="a814" draw:name="Espace réservé de l'image des diapositives 1">
          <svg:title/>
          <svg:desc/>
        </draw:page-thumbnail>
        <draw:frame draw:id="id6" presentation:style-name="a817" draw:name="Espace réservé des notes 2" svg:x="0.82677in" svg:y="5.55394in" svg:width="6.61378in" svg:height="5.26142in" presentation:class="notes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7" presentation:style-name="a820" draw:name="Espace réservé de l'en-tête 3" svg:x="0in" svg:y="0in" svg:width="3.5878in" svg:height="0.58425in" presentation:class="head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8" presentation:style-name="a823" draw:name="Espace réservé de la date 4" svg:x="4.67953in" svg:y="0in" svg:width="3.5878in" svg:height="0.58425in" presentation:class="date-time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9" presentation:style-name="a826" draw:name="Espace réservé du pied de page 5" svg:x="0in" svg:y="11.10827in" svg:width="3.5878in" svg:height="0.58425in" presentation:class="footer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10" presentation:style-name="a829" draw:name="Espace réservé du numéro de diapositive 6" svg:x="4.67953in" svg:y="11.10827in" svg:width="3.5878in" svg:height="0.58425in" presentation:class="page-number" presentation:placeholder="false">
          <draw:text-box>
            <text:p text:style-name="a828" text:class-names="" text:cond-style-name=""><text:span text:style-name="a827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2-Layout6-titleOnly-Titre-seul" style:page-layout-name="pageLayout1" draw:style-name="a831">
      <draw:custom-shape svg:x="0in" svg:y="4.92126in" svg:width="11.02362in" svg:height="1.27953in" draw:id="id109" draw:layer="Master2-bg" draw:style-name="a834" draw:name="Forme libre : forme 2">
        <svg:title/>
        <svg:desc/>
        <text:p text:style-name="a833" text:class-names="" text:cond-style-name=""><text:span text:style-name="a832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110" draw:layer="Master2-bg" draw:style-name="a837" draw:name="ZoneTexte 3" svg:x="0.3937in" svg:y="5.70866in" svg:width="2.55906in" svg:height="0.3937in">
        <draw:text-box>
          <text:p text:style-name="a836" text:class-names="" text:cond-style-name=""><text:span text:style-name="a835" text:class-names=""/></text:p>
        </draw:text-box>
        <svg:title/>
        <svg:desc/>
      </draw:frame>
      <draw:frame draw:id="id111" draw:layer="Master2-bg" draw:style-name="a840" draw:name="ZoneTexte 4" svg:x="3.74016in" svg:y="5.70866in" svg:width="3.54331in" svg:height="0.3937in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12" draw:layer="Master2-bg" draw:style-name="a844" draw:name="ZoneTexte 5" svg:x="8.07087in" svg:y="5.70866in" svg:width="2.55906in" svg:height="0.3937in">
        <draw:text-box>
          <text:p text:style-name="a843" text:class-names="" text:cond-style-name=""><text:span text:style-name="a841" text:class-names=""><text:page-number style:num-format="1" text:fixed="false">‹N°›</text:page-number></text:span><text:span text:style-name="a842" text:class-names=""/></text:p>
        </draw:text-box>
        <svg:title/>
        <svg:desc/>
      </draw:frame>
      <draw:frame draw:id="id113" presentation:style-name="a847" draw:name="Titre 1" svg:x="0in" svg:y="1.77165in" svg:width="9.84252in" svg:height="1.1811in" presentation:class="title" presentation:placeholder="false">
        <draw:text-box>
          <text:p text:style-name="a846" text:class-names="" text:cond-style-name=""><text:span text:style-name="a845" text:class-names="">Modifiez le style du titre</text:span></text:p>
        </draw:text-box>
        <svg:title/>
        <svg:desc/>
      </draw:frame>
      <presentation:notes style:page-layout-name="pageLayout2" draw:style-name="a864">
        <draw:page-thumbnail svg:x="0.23622in" svg:y="0.88858in" svg:width="7.79449in" svg:height="4.38425in" presentation:class="page" draw:id="id5" presentation:style-name="a848" draw:name="Espace réservé de l'image des diapositives 1">
          <svg:title/>
          <svg:desc/>
        </draw:page-thumbnail>
        <draw:frame draw:id="id6" presentation:style-name="a851" draw:name="Espace réservé des notes 2" svg:x="0.82677in" svg:y="5.55394in" svg:width="6.61378in" svg:height="5.26142in" presentation:class="notes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7" presentation:style-name="a854" draw:name="Espace réservé de l'en-tête 3" svg:x="0in" svg:y="0in" svg:width="3.5878in" svg:height="0.58425in" presentation:class="header" presentation:placeholder="false">
          <draw:text-box>
            <text:p text:style-name="a853" text:class-names="" text:cond-style-name=""><text:span text:style-name="a852" text:class-names=""/></text:p>
          </draw:text-box>
          <svg:title/>
          <svg:desc/>
        </draw:frame>
        <draw:frame draw:id="id8" presentation:style-name="a857" draw:name="Espace réservé de la date 4" svg:x="4.67953in" svg:y="0in" svg:width="3.5878in" svg:height="0.58425in" presentation:class="date-time" presentation:placeholder="false">
          <draw:text-box>
            <text:p text:style-name="a856" text:class-names="" text:cond-style-name=""><text:span text:style-name="a855" text:class-names=""/></text:p>
          </draw:text-box>
          <svg:title/>
          <svg:desc/>
        </draw:frame>
        <draw:frame draw:id="id9" presentation:style-name="a860" draw:name="Espace réservé du pied de page 5" svg:x="0in" svg:y="11.10827in" svg:width="3.5878in" svg:height="0.58425in" presentation:class="footer" presentation:placeholder="false">
          <draw:text-box>
            <text:p text:style-name="a859" text:class-names="" text:cond-style-name=""><text:span text:style-name="a858" text:class-names=""/></text:p>
          </draw:text-box>
          <svg:title/>
          <svg:desc/>
        </draw:frame>
        <draw:frame draw:id="id10" presentation:style-name="a863" draw:name="Espace réservé du numéro de diapositive 6" svg:x="4.67953in" svg:y="11.10827in" svg:width="3.5878in" svg:height="0.58425in" presentation:class="page-number" presentation:placeholder="false">
          <draw:text-box>
            <text:p text:style-name="a862" text:class-names="" text:cond-style-name=""><text:span text:style-name="a86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2-Layout7-blank-Vide" style:page-layout-name="pageLayout1" draw:style-name="a865">
      <draw:custom-shape svg:x="0in" svg:y="4.92126in" svg:width="11.02362in" svg:height="1.27953in" draw:id="id114" draw:layer="Master2-bg" draw:style-name="a868" draw:name="Forme libre : forme 1">
        <svg:title/>
        <svg:desc/>
        <text:p text:style-name="a867" text:class-names="" text:cond-style-name=""><text:span text:style-name="a866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115" draw:layer="Master2-bg" draw:style-name="a871" draw:name="ZoneTexte 2" svg:x="0.3937in" svg:y="5.70866in" svg:width="2.55906in" svg:height="0.3937in">
        <draw:text-box>
          <text:p text:style-name="a870" text:class-names="" text:cond-style-name=""><text:span text:style-name="a869" text:class-names=""/></text:p>
        </draw:text-box>
        <svg:title/>
        <svg:desc/>
      </draw:frame>
      <draw:frame draw:id="id116" draw:layer="Master2-bg" draw:style-name="a874" draw:name="ZoneTexte 3" svg:x="3.74016in" svg:y="5.70866in" svg:width="3.54331in" svg:height="0.3937in">
        <draw:text-box>
          <text:p text:style-name="a873" text:class-names="" text:cond-style-name=""><text:span text:style-name="a872" text:class-names=""/></text:p>
        </draw:text-box>
        <svg:title/>
        <svg:desc/>
      </draw:frame>
      <draw:frame draw:id="id117" draw:layer="Master2-bg" draw:style-name="a878" draw:name="ZoneTexte 4" svg:x="8.07087in" svg:y="5.70866in" svg:width="2.55906in" svg:height="0.3937in">
        <draw:text-box>
          <text:p text:style-name="a877" text:class-names="" text:cond-style-name=""><text:span text:style-name="a875" text:class-names=""><text:page-number style:num-format="1" text:fixed="false">‹N°›</text:page-number></text:span><text:span text:style-name="a876" text:class-names=""/></text:p>
        </draw:text-box>
        <svg:title/>
        <svg:desc/>
      </draw:frame>
      <presentation:notes style:page-layout-name="pageLayout2" draw:style-name="a895">
        <draw:page-thumbnail svg:x="0.23622in" svg:y="0.88858in" svg:width="7.79449in" svg:height="4.38425in" presentation:class="page" draw:id="id5" presentation:style-name="a879" draw:name="Espace réservé de l'image des diapositives 1">
          <svg:title/>
          <svg:desc/>
        </draw:page-thumbnail>
        <draw:frame draw:id="id6" presentation:style-name="a882" draw:name="Espace réservé des notes 2" svg:x="0.82677in" svg:y="5.55394in" svg:width="6.61378in" svg:height="5.26142in" presentation:class="notes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7" presentation:style-name="a885" draw:name="Espace réservé de l'en-tête 3" svg:x="0in" svg:y="0in" svg:width="3.5878in" svg:height="0.58425in" presentation:class="header" presentation:placeholder="false">
          <draw:text-box>
            <text:p text:style-name="a884" text:class-names="" text:cond-style-name=""><text:span text:style-name="a883" text:class-names=""/></text:p>
          </draw:text-box>
          <svg:title/>
          <svg:desc/>
        </draw:frame>
        <draw:frame draw:id="id8" presentation:style-name="a888" draw:name="Espace réservé de la date 4" svg:x="4.67953in" svg:y="0in" svg:width="3.5878in" svg:height="0.58425in" presentation:class="date-time" presentation:placeholder="false">
          <draw:text-box>
            <text:p text:style-name="a887" text:class-names="" text:cond-style-name=""><text:span text:style-name="a886" text:class-names=""/></text:p>
          </draw:text-box>
          <svg:title/>
          <svg:desc/>
        </draw:frame>
        <draw:frame draw:id="id9" presentation:style-name="a891" draw:name="Espace réservé du pied de page 5" svg:x="0in" svg:y="11.10827in" svg:width="3.5878in" svg:height="0.58425in" presentation:class="footer" presentation:placeholder="false">
          <draw:text-box>
            <text:p text:style-name="a890" text:class-names="" text:cond-style-name=""><text:span text:style-name="a889" text:class-names=""/></text:p>
          </draw:text-box>
          <svg:title/>
          <svg:desc/>
        </draw:frame>
        <draw:frame draw:id="id10" presentation:style-name="a894" draw:name="Espace réservé du numéro de diapositive 6" svg:x="4.67953in" svg:y="11.10827in" svg:width="3.5878in" svg:height="0.58425in" presentation:class="page-number" presentation:placeholder="false">
          <draw:text-box>
            <text:p text:style-name="a893" text:class-names="" text:cond-style-name=""><text:span text:style-name="a892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2-Layout8-objTx-Contenu-avec-légende" style:page-layout-name="pageLayout1" draw:style-name="a896">
      <draw:custom-shape svg:x="0in" svg:y="4.92126in" svg:width="11.02362in" svg:height="1.27953in" draw:id="id118" draw:layer="Master2-bg" draw:style-name="a899" draw:name="Forme libre : forme 4">
        <svg:title/>
        <svg:desc/>
        <text:p text:style-name="a898" text:class-names="" text:cond-style-name=""><text:span text:style-name="a897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119" draw:layer="Master2-bg" draw:style-name="a902" draw:name="ZoneTexte 5" svg:x="0.3937in" svg:y="5.70866in" svg:width="2.55906in" svg:height="0.3937in">
        <draw:text-box>
          <text:p text:style-name="a901" text:class-names="" text:cond-style-name=""><text:span text:style-name="a900" text:class-names=""/></text:p>
        </draw:text-box>
        <svg:title/>
        <svg:desc/>
      </draw:frame>
      <draw:frame draw:id="id120" draw:layer="Master2-bg" draw:style-name="a905" draw:name="ZoneTexte 6" svg:x="3.74016in" svg:y="5.70866in" svg:width="3.54331in" svg:height="0.3937in">
        <draw:text-box>
          <text:p text:style-name="a904" text:class-names="" text:cond-style-name=""><text:span text:style-name="a903" text:class-names=""/></text:p>
        </draw:text-box>
        <svg:title/>
        <svg:desc/>
      </draw:frame>
      <draw:frame draw:id="id121" draw:layer="Master2-bg" draw:style-name="a909" draw:name="ZoneTexte 7" svg:x="8.07087in" svg:y="5.70866in" svg:width="2.55906in" svg:height="0.3937in">
        <draw:text-box>
          <text:p text:style-name="a908" text:class-names="" text:cond-style-name=""><text:span text:style-name="a906" text:class-names=""><text:page-number style:num-format="1" text:fixed="false">‹N°›</text:page-number></text:span><text:span text:style-name="a907" text:class-names=""/></text:p>
        </draw:text-box>
        <svg:title/>
        <svg:desc/>
      </draw:frame>
      <draw:frame draw:id="id122" presentation:style-name="a912" draw:name="Titre 1" svg:x="0.75868in" svg:y="0.41319in" svg:width="3.55556in" svg:height="1.44792in" presentation:class="title" presentation:placeholder="false">
        <draw:text-box>
          <text:p text:style-name="a911" text:class-names="" text:cond-style-name=""><text:span text:style-name="a910" text:class-names="">Modifiez le style du titre</text:span></text:p>
        </draw:text-box>
        <svg:title/>
        <svg:desc/>
      </draw:frame>
      <draw:frame draw:id="id123" presentation:style-name="a927" draw:name="Espace réservé du contenu 2" svg:x="4.6875in" svg:y="0.89236in" svg:width="5.57986in" svg:height="4.40799in" presentation:class="object" presentation:placeholder="false">
        <draw:text-box>
          <text:p text:style-name="a914" text:class-names="" text:cond-style-name=""><text:span text:style-name="a913" text:class-names="">Cliquez pour modifier les styles du texte du masque</text:span></text:p>
          <text:list text:style-name="a917">
            <text:list-item>
              <text:list text:style-name="a917">
                <text:list-item>
                  <text:p text:style-name="a916" text:class-names="" text:cond-style-name=""><text:span text:style-name="a915" text:class-names="">Deuxième niveau</text:span></text:p>
                </text:list-item>
              </text:list>
            </text:list-item>
          </text:list>
          <text:list text:style-name="a920">
            <text:list-item>
              <text:list text:style-name="a920">
                <text:list-item>
                  <text:list text:style-name="a920">
                    <text:list-item>
                      <text:p text:style-name="a919" text:class-names="" text:cond-style-name=""><text:span text:style-name="a9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23">
            <text:list-item>
              <text:list text:style-name="a923">
                <text:list-item>
                  <text:list text:style-name="a923">
                    <text:list-item>
                      <text:list text:style-name="a923">
                        <text:list-item>
                          <text:p text:style-name="a922" text:class-names="" text:cond-style-name=""><text:span text:style-name="a9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6">
            <text:list-item>
              <text:list text:style-name="a926">
                <text:list-item>
                  <text:list text:style-name="a926">
                    <text:list-item>
                      <text:list text:style-name="a926">
                        <text:list-item>
                          <text:list text:style-name="a926">
                            <text:list-item>
                              <text:p text:style-name="a925" text:class-names="" text:cond-style-name=""><text:span text:style-name="a92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31" draw:name="Espace réservé du texte 3" svg:x="0.75868in" svg:y="1.86111in" svg:width="3.55556in" svg:height="3.44618in" presentation:class="outline" presentation:placeholder="false">
        <draw:text-box>
          <text:list text:style-name="a930">
            <text:list-item>
              <text:p text:style-name="a929" text:class-names="" text:cond-style-name=""><text:span text:style-name="a928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948">
        <draw:page-thumbnail svg:x="0.23622in" svg:y="0.88858in" svg:width="7.79449in" svg:height="4.38425in" presentation:class="page" draw:id="id5" presentation:style-name="a932" draw:name="Espace réservé de l'image des diapositives 1">
          <svg:title/>
          <svg:desc/>
        </draw:page-thumbnail>
        <draw:frame draw:id="id6" presentation:style-name="a935" draw:name="Espace réservé des notes 2" svg:x="0.82677in" svg:y="5.55394in" svg:width="6.61378in" svg:height="5.26142in" presentation:class="notes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7" presentation:style-name="a938" draw:name="Espace réservé de l'en-tête 3" svg:x="0in" svg:y="0in" svg:width="3.5878in" svg:height="0.58425in" presentation:class="header" presentation:placeholder="false">
          <draw:text-box>
            <text:p text:style-name="a937" text:class-names="" text:cond-style-name=""><text:span text:style-name="a936" text:class-names=""/></text:p>
          </draw:text-box>
          <svg:title/>
          <svg:desc/>
        </draw:frame>
        <draw:frame draw:id="id8" presentation:style-name="a941" draw:name="Espace réservé de la date 4" svg:x="4.67953in" svg:y="0in" svg:width="3.5878in" svg:height="0.58425in" presentation:class="date-time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9" presentation:style-name="a944" draw:name="Espace réservé du pied de page 5" svg:x="0in" svg:y="11.10827in" svg:width="3.5878in" svg:height="0.58425in" presentation:class="foot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10" presentation:style-name="a947" draw:name="Espace réservé du numéro de diapositive 6" svg:x="4.67953in" svg:y="11.10827in" svg:width="3.5878in" svg:height="0.58425in" presentation:class="page-number" presentation:placeholder="false">
          <draw:text-box>
            <text:p text:style-name="a946" text:class-names="" text:cond-style-name=""><text:span text:style-name="a945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2-Layout9-picTx-Image-avec-légende" style:page-layout-name="pageLayout1" draw:style-name="a949">
      <draw:custom-shape svg:x="0in" svg:y="4.92126in" svg:width="11.02362in" svg:height="1.27953in" draw:id="id125" draw:layer="Master2-bg" draw:style-name="a952" draw:name="Forme libre : forme 4">
        <svg:title/>
        <svg:desc/>
        <text:p text:style-name="a951" text:class-names="" text:cond-style-name=""><text:span text:style-name="a950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126" draw:layer="Master2-bg" draw:style-name="a955" draw:name="ZoneTexte 5" svg:x="0.3937in" svg:y="5.70866in" svg:width="2.55906in" svg:height="0.3937in">
        <draw:text-box>
          <text:p text:style-name="a954" text:class-names="" text:cond-style-name=""><text:span text:style-name="a953" text:class-names=""/></text:p>
        </draw:text-box>
        <svg:title/>
        <svg:desc/>
      </draw:frame>
      <draw:frame draw:id="id127" draw:layer="Master2-bg" draw:style-name="a958" draw:name="ZoneTexte 6" svg:x="3.74016in" svg:y="5.70866in" svg:width="3.54331in" svg:height="0.3937in">
        <draw:text-box>
          <text:p text:style-name="a957" text:class-names="" text:cond-style-name=""><text:span text:style-name="a956" text:class-names=""/></text:p>
        </draw:text-box>
        <svg:title/>
        <svg:desc/>
      </draw:frame>
      <draw:frame draw:id="id128" draw:layer="Master2-bg" draw:style-name="a962" draw:name="ZoneTexte 7" svg:x="8.07087in" svg:y="5.70866in" svg:width="2.55906in" svg:height="0.3937in">
        <draw:text-box>
          <text:p text:style-name="a961" text:class-names="" text:cond-style-name=""><text:span text:style-name="a959" text:class-names=""><text:page-number style:num-format="1" text:fixed="false">‹N°›</text:page-number></text:span><text:span text:style-name="a960" text:class-names=""/></text:p>
        </draw:text-box>
        <svg:title/>
        <svg:desc/>
      </draw:frame>
      <draw:frame draw:id="id129" presentation:style-name="a965" draw:name="Titre 1" svg:x="0.75868in" svg:y="0.41319in" svg:width="3.55556in" svg:height="1.44792in" presentation:class="title" presentation:placeholder="false">
        <draw:text-box>
          <text:p text:style-name="a964" text:class-names="" text:cond-style-name=""><text:span text:style-name="a963" text:class-names="">Modifiez le style du titre</text:span></text:p>
        </draw:text-box>
        <svg:title/>
        <svg:desc/>
      </draw:frame>
      <draw:frame draw:id="id130" presentation:style-name="a968" draw:name="Espace réservé pour une image  2" svg:x="4.6875in" svg:y="0.89236in" svg:width="5.57986in" svg:height="4.40799in" presentation:class="graphic" presentation:placeholder="false">
        <draw:text-box>
          <text:p text:style-name="a967" text:class-names="" text:cond-style-name=""><text:span text:style-name="a966" text:class-names=""/></text:p>
        </draw:text-box>
        <svg:title/>
        <svg:desc/>
      </draw:frame>
      <draw:frame draw:id="id131" presentation:style-name="a972" draw:name="Espace réservé du texte 3" svg:x="0.75868in" svg:y="1.86111in" svg:width="3.55556in" svg:height="3.44618in" presentation:class="outline" presentation:placeholder="false">
        <draw:text-box>
          <text:list text:style-name="a971">
            <text:list-item>
              <text:p text:style-name="a970" text:class-names="" text:cond-style-name=""><text:span text:style-name="a969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989">
        <draw:page-thumbnail svg:x="0.23622in" svg:y="0.88858in" svg:width="7.79449in" svg:height="4.38425in" presentation:class="page" draw:id="id5" presentation:style-name="a973" draw:name="Espace réservé de l'image des diapositives 1">
          <svg:title/>
          <svg:desc/>
        </draw:page-thumbnail>
        <draw:frame draw:id="id6" presentation:style-name="a976" draw:name="Espace réservé des notes 2" svg:x="0.82677in" svg:y="5.55394in" svg:width="6.61378in" svg:height="5.26142in" presentation:class="notes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7" presentation:style-name="a979" draw:name="Espace réservé de l'en-tête 3" svg:x="0in" svg:y="0in" svg:width="3.5878in" svg:height="0.58425in" presentation:class="header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8" presentation:style-name="a982" draw:name="Espace réservé de la date 4" svg:x="4.67953in" svg:y="0in" svg:width="3.5878in" svg:height="0.58425in" presentation:class="date-time" presentation:placeholder="false">
          <draw:text-box>
            <text:p text:style-name="a981" text:class-names="" text:cond-style-name=""><text:span text:style-name="a980" text:class-names=""/></text:p>
          </draw:text-box>
          <svg:title/>
          <svg:desc/>
        </draw:frame>
        <draw:frame draw:id="id9" presentation:style-name="a985" draw:name="Espace réservé du pied de page 5" svg:x="0in" svg:y="11.10827in" svg:width="3.5878in" svg:height="0.58425in" presentation:class="footer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10" presentation:style-name="a988" draw:name="Espace réservé du numéro de diapositive 6" svg:x="4.67953in" svg:y="11.10827in" svg:width="3.5878in" svg:height="0.58425in" presentation:class="page-number" presentation:placeholder="false">
          <draw:text-box>
            <text:p text:style-name="a987" text:class-names="" text:cond-style-name=""><text:span text:style-name="a98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2-Layout10-vertTx-Titre-et-texte-vertical" style:page-layout-name="pageLayout1" draw:style-name="a990">
      <draw:custom-shape svg:x="0in" svg:y="4.92126in" svg:width="11.02362in" svg:height="1.27953in" draw:id="id132" draw:layer="Master2-bg" draw:style-name="a993" draw:name="Forme libre : forme 3">
        <svg:title/>
        <svg:desc/>
        <text:p text:style-name="a992" text:class-names="" text:cond-style-name=""><text:span text:style-name="a991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133" draw:layer="Master2-bg" draw:style-name="a996" draw:name="ZoneTexte 4" svg:x="0.3937in" svg:y="5.70866in" svg:width="2.55906in" svg:height="0.3937in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34" draw:layer="Master2-bg" draw:style-name="a999" draw:name="ZoneTexte 5" svg:x="3.74016in" svg:y="5.70866in" svg:width="3.54331in" svg:height="0.3937in">
        <draw:text-box>
          <text:p text:style-name="a998" text:class-names="" text:cond-style-name=""><text:span text:style-name="a997" text:class-names=""/></text:p>
        </draw:text-box>
        <svg:title/>
        <svg:desc/>
      </draw:frame>
      <draw:frame draw:id="id135" draw:layer="Master2-bg" draw:style-name="a1003" draw:name="ZoneTexte 6" svg:x="8.07087in" svg:y="5.70866in" svg:width="2.55906in" svg:height="0.3937in">
        <draw:text-box>
          <text:p text:style-name="a1002" text:class-names="" text:cond-style-name=""><text:span text:style-name="a1000" text:class-names=""><text:page-number style:num-format="1" text:fixed="false">‹N°›</text:page-number></text:span><text:span text:style-name="a1001" text:class-names=""/></text:p>
        </draw:text-box>
        <svg:title/>
        <svg:desc/>
      </draw:frame>
      <draw:frame draw:id="id136" presentation:style-name="a1006" draw:name="Titre 1" svg:x="0in" svg:y="1.77165in" svg:width="9.84252in" svg:height="1.1811in" presentation:class="title" presentation:placeholder="false">
        <draw:text-box>
          <text:p text:style-name="a1005" text:class-names="" text:cond-style-name=""><text:span text:style-name="a1004" text:class-names="">Modifiez le style du titre</text:span></text:p>
        </draw:text-box>
        <svg:title/>
        <svg:desc/>
      </draw:frame>
      <draw:frame draw:id="id137" presentation:style-name="a1022" draw:name="Espace réservé du texte vertical 2" svg:x="0.3937in" svg:y="3.14961in" svg:width="10.23622in" svg:height="1.77165in" presentation:class="outline" presentation:placeholder="false">
        <draw:text-box>
          <text:list text:style-name="a1009">
            <text:list-item>
              <text:p text:style-name="a1008" text:class-names="" text:cond-style-name=""><text:span text:style-name="a1007" text:class-names="">Cliquez pour modifier les styles du texte du masque</text:span></text:p>
            </text:list-item>
          </text:list>
          <text:list text:style-name="a1012">
            <text:list-item>
              <text:list text:style-name="a1012">
                <text:list-item>
                  <text:p text:style-name="a1011" text:class-names="" text:cond-style-name=""><text:span text:style-name="a1010" text:class-names="">Deuxième niveau</text:span></text:p>
                </text:list-item>
              </text:list>
            </text:list-item>
          </text:list>
          <text:list text:style-name="a1015">
            <text:list-item>
              <text:list text:style-name="a1015">
                <text:list-item>
                  <text:list text:style-name="a1015">
                    <text:list-item>
                      <text:p text:style-name="a1014" text:class-names="" text:cond-style-name=""><text:span text:style-name="a10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p text:style-name="a1017" text:class-names="" text:cond-style-name=""><text:span text:style-name="a10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1">
            <text:list-item>
              <text:list text:style-name="a1021">
                <text:list-item>
                  <text:list text:style-name="a1021">
                    <text:list-item>
                      <text:list text:style-name="a1021">
                        <text:list-item>
                          <text:list text:style-name="a1021">
                            <text:list-item>
                              <text:p text:style-name="a1020" text:class-names="" text:cond-style-name=""><text:span text:style-name="a101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39">
        <draw:page-thumbnail svg:x="0.23622in" svg:y="0.88858in" svg:width="7.79449in" svg:height="4.38425in" presentation:class="page" draw:id="id5" presentation:style-name="a1023" draw:name="Espace réservé de l'image des diapositives 1">
          <svg:title/>
          <svg:desc/>
        </draw:page-thumbnail>
        <draw:frame draw:id="id6" presentation:style-name="a1026" draw:name="Espace réservé des notes 2" svg:x="0.82677in" svg:y="5.55394in" svg:width="6.61378in" svg:height="5.26142in" presentation:class="notes" presentation:placeholder="false">
          <draw:text-box>
            <text:p text:style-name="a1025" text:class-names="" text:cond-style-name=""><text:span text:style-name="a1024" text:class-names=""/></text:p>
          </draw:text-box>
          <svg:title/>
          <svg:desc/>
        </draw:frame>
        <draw:frame draw:id="id7" presentation:style-name="a1029" draw:name="Espace réservé de l'en-tête 3" svg:x="0in" svg:y="0in" svg:width="3.5878in" svg:height="0.58425in" presentation:class="header" presentation:placeholder="false">
          <draw:text-box>
            <text:p text:style-name="a1028" text:class-names="" text:cond-style-name=""><text:span text:style-name="a1027" text:class-names=""/></text:p>
          </draw:text-box>
          <svg:title/>
          <svg:desc/>
        </draw:frame>
        <draw:frame draw:id="id8" presentation:style-name="a1032" draw:name="Espace réservé de la date 4" svg:x="4.67953in" svg:y="0in" svg:width="3.5878in" svg:height="0.58425in" presentation:class="date-time" presentation:placeholder="false">
          <draw:text-box>
            <text:p text:style-name="a1031" text:class-names="" text:cond-style-name=""><text:span text:style-name="a1030" text:class-names=""/></text:p>
          </draw:text-box>
          <svg:title/>
          <svg:desc/>
        </draw:frame>
        <draw:frame draw:id="id9" presentation:style-name="a1035" draw:name="Espace réservé du pied de page 5" svg:x="0in" svg:y="11.10827in" svg:width="3.5878in" svg:height="0.58425in" presentation:class="footer" presentation:placeholder="false">
          <draw:text-box>
            <text:p text:style-name="a1034" text:class-names="" text:cond-style-name=""><text:span text:style-name="a1033" text:class-names=""/></text:p>
          </draw:text-box>
          <svg:title/>
          <svg:desc/>
        </draw:frame>
        <draw:frame draw:id="id10" presentation:style-name="a1038" draw:name="Espace réservé du numéro de diapositive 6" svg:x="4.67953in" svg:y="11.10827in" svg:width="3.5878in" svg:height="0.58425in" presentation:class="page-number" presentation:placeholder="false">
          <draw:text-box>
            <text:p text:style-name="a1037" text:class-names="" text:cond-style-name=""><text:span text:style-name="a103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2-Layout11-vertTitleAndTx-Titre-vertical-et-texte" style:page-layout-name="pageLayout1" draw:style-name="a1040">
      <draw:custom-shape svg:x="0in" svg:y="4.92126in" svg:width="11.02362in" svg:height="1.27953in" draw:id="id138" draw:layer="Master2-bg" draw:style-name="a1043" draw:name="Forme libre : forme 3">
        <svg:title/>
        <svg:desc/>
        <text:p text:style-name="a1042" text:class-names="" text:cond-style-name=""><text:span text:style-name="a1041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139" draw:layer="Master2-bg" draw:style-name="a1046" draw:name="ZoneTexte 4" svg:x="0.3937in" svg:y="5.70866in" svg:width="2.55906in" svg:height="0.3937in">
        <draw:text-box>
          <text:p text:style-name="a1045" text:class-names="" text:cond-style-name=""><text:span text:style-name="a1044" text:class-names=""/></text:p>
        </draw:text-box>
        <svg:title/>
        <svg:desc/>
      </draw:frame>
      <draw:frame draw:id="id140" draw:layer="Master2-bg" draw:style-name="a1049" draw:name="ZoneTexte 5" svg:x="3.74016in" svg:y="5.70866in" svg:width="3.54331in" svg:height="0.3937in">
        <draw:text-box>
          <text:p text:style-name="a1048" text:class-names="" text:cond-style-name=""><text:span text:style-name="a1047" text:class-names=""/></text:p>
        </draw:text-box>
        <svg:title/>
        <svg:desc/>
      </draw:frame>
      <draw:frame draw:id="id141" draw:layer="Master2-bg" draw:style-name="a1053" draw:name="ZoneTexte 6" svg:x="8.07087in" svg:y="5.70866in" svg:width="2.55906in" svg:height="0.3937in">
        <draw:text-box>
          <text:p text:style-name="a1052" text:class-names="" text:cond-style-name=""><text:span text:style-name="a1050" text:class-names=""><text:page-number style:num-format="1" text:fixed="false">‹N°›</text:page-number></text:span><text:span text:style-name="a1051" text:class-names=""/></text:p>
        </draw:text-box>
        <svg:title/>
        <svg:desc/>
      </draw:frame>
      <draw:frame draw:id="id142" presentation:style-name="a1056" draw:name="Titre vertical 1" svg:x="7.97396in" svg:y="1.77083in" svg:width="2.65625in" svg:height="3.15104in" presentation:class="title" presentation:placeholder="false">
        <draw:text-box>
          <text:p text:style-name="a1055" text:class-names="" text:cond-style-name=""><text:span text:style-name="a1054" text:class-names="">Modifiez le style du titre</text:span></text:p>
        </draw:text-box>
        <svg:title/>
        <svg:desc/>
      </draw:frame>
      <draw:frame draw:id="id143" presentation:style-name="a1072" draw:name="Espace réservé du texte vertical 2" svg:x="0in" svg:y="1.77083in" svg:width="7.80729in" svg:height="3.15104in" presentation:class="outline" presentation:placeholder="false">
        <draw:text-box>
          <text:list text:style-name="a1059">
            <text:list-item>
              <text:p text:style-name="a1058" text:class-names="" text:cond-style-name=""><text:span text:style-name="a1057" text:class-names="">Cliquez pour modifier les styles du texte du masque</text:span></text:p>
            </text:list-item>
          </text:list>
          <text:list text:style-name="a1062">
            <text:list-item>
              <text:list text:style-name="a1062">
                <text:list-item>
                  <text:p text:style-name="a1061" text:class-names="" text:cond-style-name=""><text:span text:style-name="a1060" text:class-names="">Deuxième niveau</text:span></text:p>
                </text:list-item>
              </text:list>
            </text:list-item>
          </text:list>
          <text:list text:style-name="a1065">
            <text:list-item>
              <text:list text:style-name="a1065">
                <text:list-item>
                  <text:list text:style-name="a1065">
                    <text:list-item>
                      <text:p text:style-name="a1064" text:class-names="" text:cond-style-name=""><text:span text:style-name="a106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68">
            <text:list-item>
              <text:list text:style-name="a1068">
                <text:list-item>
                  <text:list text:style-name="a1068">
                    <text:list-item>
                      <text:list text:style-name="a1068">
                        <text:list-item>
                          <text:p text:style-name="a1067" text:class-names="" text:cond-style-name=""><text:span text:style-name="a106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1">
            <text:list-item>
              <text:list text:style-name="a1071">
                <text:list-item>
                  <text:list text:style-name="a1071">
                    <text:list-item>
                      <text:list text:style-name="a1071">
                        <text:list-item>
                          <text:list text:style-name="a1071">
                            <text:list-item>
                              <text:p text:style-name="a1070" text:class-names="" text:cond-style-name=""><text:span text:style-name="a106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89">
        <draw:page-thumbnail svg:x="0.23622in" svg:y="0.88858in" svg:width="7.79449in" svg:height="4.38425in" presentation:class="page" draw:id="id5" presentation:style-name="a1073" draw:name="Espace réservé de l'image des diapositives 1">
          <svg:title/>
          <svg:desc/>
        </draw:page-thumbnail>
        <draw:frame draw:id="id6" presentation:style-name="a1076" draw:name="Espace réservé des notes 2" svg:x="0.82677in" svg:y="5.55394in" svg:width="6.61378in" svg:height="5.26142in" presentation:class="notes" presentation:placeholder="false">
          <draw:text-box>
            <text:p text:style-name="a1075" text:class-names="" text:cond-style-name=""><text:span text:style-name="a1074" text:class-names=""/></text:p>
          </draw:text-box>
          <svg:title/>
          <svg:desc/>
        </draw:frame>
        <draw:frame draw:id="id7" presentation:style-name="a1079" draw:name="Espace réservé de l'en-tête 3" svg:x="0in" svg:y="0in" svg:width="3.5878in" svg:height="0.58425in" presentation:class="header" presentation:placeholder="false">
          <draw:text-box>
            <text:p text:style-name="a1078" text:class-names="" text:cond-style-name=""><text:span text:style-name="a1077" text:class-names=""/></text:p>
          </draw:text-box>
          <svg:title/>
          <svg:desc/>
        </draw:frame>
        <draw:frame draw:id="id8" presentation:style-name="a1082" draw:name="Espace réservé de la date 4" svg:x="4.67953in" svg:y="0in" svg:width="3.5878in" svg:height="0.58425in" presentation:class="date-time" presentation:placeholder="false">
          <draw:text-box>
            <text:p text:style-name="a1081" text:class-names="" text:cond-style-name=""><text:span text:style-name="a1080" text:class-names=""/></text:p>
          </draw:text-box>
          <svg:title/>
          <svg:desc/>
        </draw:frame>
        <draw:frame draw:id="id9" presentation:style-name="a1085" draw:name="Espace réservé du pied de page 5" svg:x="0in" svg:y="11.10827in" svg:width="3.5878in" svg:height="0.58425in" presentation:class="footer" presentation:placeholder="false">
          <draw:text-box>
            <text:p text:style-name="a1084" text:class-names="" text:cond-style-name=""><text:span text:style-name="a1083" text:class-names=""/></text:p>
          </draw:text-box>
          <svg:title/>
          <svg:desc/>
        </draw:frame>
        <draw:frame draw:id="id10" presentation:style-name="a1088" draw:name="Espace réservé du numéro de diapositive 6" svg:x="4.67953in" svg:y="11.10827in" svg:width="3.5878in" svg:height="0.58425in" presentation:class="page-number" presentation:placeholder="false">
          <draw:text-box>
            <text:p text:style-name="a1087" text:class-names="" text:cond-style-name=""><text:span text:style-name="a108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handout-master style:page-layout-name="pageLayout3" draw:style-name="a1090">
      <draw:frame draw:id="id144" presentation:style-name="a1093" draw:name="Espace réservé de l'en-tête 1" svg:x="0in" svg:y="0in" svg:width="3.5878in" svg:height="0.58425in" presentation:class="header" presentation:placeholder="false">
        <draw:text-box>
          <text:p text:style-name="a1092" text:class-names="" text:cond-style-name=""><text:span text:style-name="a1091" text:class-names=""/></text:p>
        </draw:text-box>
        <svg:title/>
        <svg:desc/>
      </draw:frame>
      <draw:frame draw:id="id145" presentation:style-name="a1096" draw:name="Espace réservé de la date 2" svg:x="4.67953in" svg:y="0in" svg:width="3.5878in" svg:height="0.58425in" presentation:class="date-time" presentation:placeholder="false">
        <draw:text-box>
          <text:p text:style-name="a1095" text:class-names="" text:cond-style-name=""><text:span text:style-name="a1094" text:class-names=""/></text:p>
        </draw:text-box>
        <svg:title/>
        <svg:desc/>
      </draw:frame>
      <draw:frame draw:id="id146" presentation:style-name="a1099" draw:name="Espace réservé du pied de page 3" svg:x="0in" svg:y="11.10827in" svg:width="3.5878in" svg:height="0.58425in" presentation:class="footer" presentation:placeholder="false">
        <draw:text-box>
          <text:p text:style-name="a1098" text:class-names="" text:cond-style-name=""><text:span text:style-name="a1097" text:class-names=""/></text:p>
        </draw:text-box>
        <svg:title/>
        <svg:desc/>
      </draw:frame>
      <draw:frame draw:id="id147" presentation:style-name="a1103" draw:name="Espace réservé du numéro de diapositive 4" svg:x="4.67953in" svg:y="11.10827in" svg:width="3.5878in" svg:height="0.58425in" presentation:class="page-number" presentation:placeholder="false">
        <draw:text-box>
          <text:p text:style-name="a1102" text:class-names="" text:cond-style-name=""><text:span text:style-name="a1100" text:class-names=""><text:page-number style:num-format="1" text:fixed="false">‹N°›</text:page-number></text:span><text:span text:style-name="a1101" text:class-names=""/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omment une IA, ca joue mieux que toi ?</dc:title>
    <dc:creator>Florian Boyer</dc:creator>
    <dc:date>2022-06-24T06:23:20Z</dc:date>
    <meta:editing-cycles>2</meta:editing-cycles>
    <meta:editing-duration>PT2182S</meta:editing-duration>
    <meta:document-statistic meta:paragraph-count="6" meta:word-count="17"/>
  </office:meta>
</office:document-meta>
</file>